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dd481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number-columns-repeated="2"/>
          <table:table-cell table:style-name="ce4" office:value-type="string" calcext:value-type="string">
            <text:p>Obliczeni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</text:p>
          </table:table-cell>
          <table:table-cell office:value-type="float" office:value="23.5836686000566" calcext:value-type="float">
            <text:p>23,583668600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6" table:formula="of:=([.B7]/[.B6])*([.B3]*COS([.B9]) - [.B4]*SIN(([.B9])))" office:value-type="float" office:value="0.021641345717034" calcext:value-type="float">
            <text:p>0,02164134572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float" office:value="-474.169985896807" calcext:value-type="float">
            <text:p>-474,1699858968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7" table:formula="of:=([.B4]*[.B4])+([.B3]*[.B3])" office:value-type="float" office:value="225393.364950016" calcext:value-type="float">
            <text:p>225393,364950016</text:p>
          </table:table-cell>
          <table:table-cell table:style-name="ce11"/>
          <table:table-cell/>
        </table:table-row>
        <table:table-row table:style-name="ro1">
          <table:table-cell table:style-name="ce2"/>
          <table:table-cell table:number-columns-repeated="2"/>
          <table:table-cell table:style-name="ce5" office:value-type="string" calcext:value-type="string">
            <text:p>b</text:p>
          </table:table-cell>
          <table:table-cell table:style-name="ce7" table:formula="of:=2*[.E3]*[.B4]" office:value-type="float" office:value="-20.5233531868679" calcext:value-type="float">
            <text:p>-20,52335318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7" table:formula="of:=([.E3]*[.E3])-([.B3]*[.B3])" office:value-type="float" office:value="-556.188956289453" calcext:value-type="float">
            <text:p>-556,18895628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b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delta</text:p>
          </table:table-cell>
          <table:table-cell table:style-name="ce7" table:formula="of:=([.E5]*[.E5])-(4*[.E4]*[.E6])" office:value-type="float" office:value="501445622.832494" calcext:value-type="float">
            <text:p>501445622,832494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5" office:value-type="string" calcext:value-type="string">
            <text:p>sinus a</text:p>
          </table:table-cell>
          <table:table-cell table:style-name="ce7" table:formula="of:=(-[.E5]+SQRT([.E7]))/(2*[.E4])" office:value-type="float" office:value="0.0497208622604" calcext:value-type="float">
            <text:p>0,0497208623</text:p>
          </table:table-cell>
          <table:table-cell table:style-name="ce12" office:value-type="string" calcext:value-type="string" table:number-columns-spanned="1" table:number-rows-spanned="3">
            <text:p>lub</text:p>
          </table:table-cell>
          <table:table-cell table:style-name="ce11" table:formula="of:=(-[.E5]-SQRT([.E7]))/(2*[.E4])" office:value-type="float" office:value="-0.0496298065490155" calcext:value-type="float">
            <text:p>-0,0496298065</text:p>
          </table:table-cell>
        </table:table-row>
        <table:table-row table:style-name="ro1">
          <table:table-cell table:style-name="ce3" office:value-type="string" calcext:value-type="string">
            <text:p>kąt beta</text:p>
          </table:table-cell>
          <table:table-cell office:value-type="float" office:value="3.0918" calcext:value-type="float">
            <text:p>3,0918</text:p>
          </table:table-cell>
          <table:table-cell/>
          <table:table-cell table:style-name="ce5"/>
          <table:table-cell table:style-name="ce7"/>
          <table:covered-table-cell/>
          <table:table-cell table:style-name="ce11"/>
        </table:table-row>
        <table:table-row table:style-name="ro1">
          <table:table-cell table:number-columns-repeated="3"/>
          <table:table-cell table:style-name="ce5" office:value-type="string" calcext:value-type="string">
            <text:p>alpha</text:p>
          </table:table-cell>
          <table:table-cell table:style-name="ce8" table:formula="of:=ASIN([.E8])" office:value-type="float" office:value="0.0497413714400093" calcext:value-type="float">
            <text:p>0,04974137</text:p>
          </table:table-cell>
          <table:covered-table-cell table:style-name="ce13"/>
          <table:table-cell table:style-name="ce15" table:formula="of:=ASIN([.G8])" office:value-type="float" office:value="-0.0496502031739365" calcext:value-type="float">
            <text:p>-0,049650203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7" table:formula="of:=PI()/2+ABS(PI()/2-[.E10])" office:value-type="float" office:value="3.09185128214978" calcext:value-type="float">
            <text:p>3,0918512821</text:p>
          </table:table-cell>
          <table:table-cell/>
          <table:table-cell table:style-name="ce11" table:formula="of:=-(PI()/2)-ABS(-(PI()/2)-[.G10])" office:value-type="float" office:value="-3.09194245041586" calcext:value-type="float">
            <text:p>-3,09194245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Tg kata pocz</text:p>
          </table:table-cell>
          <table:table-cell table:formula="of:=[.B3]/[.B4]" office:value-type="float" office:value="-0.049736738514675" calcext:value-type="float">
            <text:p>-0,04973673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<text:s/>kat pocz</text:p>
          </table:table-cell>
          <table:table-cell table:formula="of:=ATAN([.E13])/(2*PI())*360" office:value-type="float" office:value="-2.84735887226935" calcext:value-type="float">
            <text:p>-2,847358872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zas</text:p>
          </table:table-cell>
          <table:table-cell table:formula="of:=[.B3]/(([.B6]*[.E8])-([.B7]*SIN([.B9])))" office:value-type="float" office:value="52.7506788856644" calcext:value-type="float">
            <text:p>52,7506788857</text:p>
          </table:table-cell>
          <table:table-cell/>
          <table:table-cell office:value-type="string" calcext:value-type="string">
            <text:p>liczymy zawsze z dodatniego czasu i szacujemy ćwiartkę</text:p>
          </table:table-cell>
        </table:table-row>
        <table:table-row table:style-name="ro1">
          <table:table-cell table:number-columns-repeated="4"/>
          <table:table-cell table:formula="of:=[.B3]/(([.B6]*[.G8])-([.B7]*SIN([.B9])))" office:value-type="float" office:value="-18.9902444826918" calcext:value-type="float">
            <text:p>-18,990244482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 kon</text:p>
          </table:table-cell>
          <table:table-cell table:formula="of:=[.B3]+[.B7]*SIN([.B9])*[.E19]" office:value-type="float" office:value="44.5877570632841" calcext:value-type="float">
            <text:p>44,5877570633</text:p>
          </table:table-cell>
          <table:table-cell/>
          <table:table-cell table:style-name="ce9" table:formula="of:=[.B3]+[.B7]*SIN([.B9])*[.E20]" office:value-type="float" office:value="16.0221967199066" calcext:value-type="float">
            <text:p>16,02219671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 kon</text:p>
          </table:table-cell>
          <table:table-cell table:style-name="ce9" table:formula="of:=[.B4]+[.B7]*COS([.B9])*[.E19]" office:value-type="float" office:value="-895.652384263965" calcext:value-type="float">
            <text:p>-895,652384264</text:p>
          </table:table-cell>
          <table:table-cell/>
          <table:table-cell table:style-name="ce9" table:formula="of:=[.B4]+[.B7]*COS([.B9])*[.E20]" office:value-type="float" office:value="-322.436321814641" calcext:value-type="float">
            <text:p>-322,4363218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ek </meta:initial-creator>
    <meta:creation-date>2016-03-02T20:11:04.105257467</meta:creation-date>
    <dc:date>2016-03-03T02:34:37.665345233</dc:date>
    <dc:creator>Tomek </dc:creator>
    <meta:editing-duration>PT4H20M59S</meta:editing-duration>
    <meta:editing-cycles>4</meta:editing-cycles>
    <meta:generator>LibreOffice/4.2.8.2$Linux_X86_64 LibreOffice_project/420m0$Build-2</meta:generator>
    <meta:document-statistic meta:table-count="1" meta:cell-count="45" meta:object-count="0"/>
  </office:meta>
</office:document-meta>
</file>